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c24" officeooo:paragraph-rsid="0010bc24"/>
    </style:style>
    <style:style style:name="P2" style:family="paragraph" style:parent-style-name="Standard">
      <style:text-properties officeooo:rsid="0010bc24" officeooo:paragraph-rsid="0012af09"/>
    </style:style>
    <style:style style:name="P3" style:family="paragraph" style:parent-style-name="Standard">
      <style:text-properties officeooo:paragraph-rsid="0010bc24"/>
    </style:style>
    <style:style style:name="P4" style:family="paragraph" style:parent-style-name="Standard">
      <style:text-properties fo:color="#127622" officeooo:rsid="0010bc24" officeooo:paragraph-rsid="0010bc24"/>
    </style:style>
    <style:style style:name="P5" style:family="paragraph" style:parent-style-name="Standard">
      <style:text-properties fo:color="#127622" fo:font-size="16pt" officeooo:rsid="0010bc24" officeooo:paragraph-rsid="0010bc24" style:font-size-asian="16pt" style:font-size-complex="16pt"/>
    </style:style>
    <style:style style:name="P6" style:family="paragraph" style:parent-style-name="Standard">
      <style:text-properties officeooo:rsid="0012af09" officeooo:paragraph-rsid="0012af09"/>
    </style:style>
    <style:style style:name="P7" style:family="paragraph">
      <style:text-properties style:font-name="F" fo:font-size="12pt"/>
    </style:style>
    <style:style style:name="P8" style:family="paragraph">
      <loext:graphic-properties draw:fill-color="#ff0000"/>
    </style:style>
    <style:style style:name="P9" style:family="paragraph">
      <loext:graphic-properties draw:fill-color="#eeeeee"/>
    </style:style>
    <style:style style:name="P10" style:family="paragraph">
      <style:paragraph-properties fo:text-align="center"/>
    </style:style>
    <style:style style:name="T1" style:family="text">
      <style:text-properties officeooo:rsid="0010bc24"/>
    </style:style>
    <style:style style:name="T2" style:family="text">
      <style:text-properties fo:color="#c9211e"/>
    </style:style>
    <style:style style:name="T3" style:family="text">
      <style:text-properties officeooo:rsid="0012af09"/>
    </style:style>
    <style:style style:name="T4" style:family="text">
      <style:text-properties fo:color="#127622" officeooo:rsid="0010bc24" fo:background-color="transparent" loext:char-shading-value="0"/>
    </style:style>
    <style:style style:name="T5" style:family="text">
      <style:text-properties fo:color="#127622" officeooo:rsid="0012af09" fo:background-color="transparent" loext:char-shading-value="0"/>
    </style:style>
    <style:style style:name="T6" style:family="text">
      <style:text-properties style:font-name="F"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justify" draw:textarea-vertical-align="middle" draw:auto-grow-height="false" fo:min-height="4.323cm" fo:min-width="7.26cm" style:run-through="foreground"/>
      <style:paragraph-properties style:writing-mode="lr-tb"/>
    </style:style>
    <style:style style:name="gr4" style:family="graphic">
      <style:graphic-properties draw:fill-color="#ff0000" draw:textarea-horizontal-align="justify" draw:textarea-vertical-align="middle" draw:auto-grow-height="false" fo:min-height="2.699cm" fo:min-width="0.291cm" style:run-through="foreground"/>
    </style:style>
    <style:style style:name="gr5" style:family="graphic">
      <style:graphic-properties draw:textarea-horizontal-align="justify" draw:textarea-vertical-align="middle" draw:auto-grow-height="false" fo:min-height="2.487cm" fo:min-width="4.921cm" style:run-through="foreground"/>
      <style:paragraph-properties style:writing-mode="lr-tb"/>
    </style:style>
    <style:style style:name="gr6" style:family="graphic">
      <style:graphic-properties draw:fill-color="#eeeeee" draw:textarea-horizontal-align="justify" draw:textarea-vertical-align="middle" draw:auto-grow-height="false" fo:min-height="0.953cm" fo:min-width="3.096cm" style:run-through="foreground"/>
      <style:paragraph-properties style:writing-mode="lr-tb"/>
    </style:style>
    <style:style style:name="gr7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OUTER</text:p>
      <text:p text:style-name="P1"/>
      <text:p text:style-name="P1">Index.php</text:p>
      <text:p text:style-name="P1"/>
      <text:p text:style-name="P1">une Route == index.php?action=italie</text:p>
      <text:p text:style-name="P1"/>
      <text:p text:style-name="P1">avec<text:tab/><text:tab/>$_GET[‘action{] == italie</text:p>
      <text:p text:style-name="P1"/>
      <text:p text:style-name="P1">$controller = new Controller() ;</text:p>
      <text:p text:style-name="P1"/>
      <text:p text:style-name="P1"/>
      <text:p text:style-name="P4">CONTROLLER</text:p>
      <text:p text:style-name="P1"/>
      <text:p text:style-name="P1">$repository = new Repository() ;</text:p>
      <text:p text:style-name="P1"/>
      <text:p text:style-name="P2"><draw:g text:anchor-type="paragraph" draw:z-index="0" draw:style-name="gr1"><draw:g draw:style-name="gr2"><draw:custom-shape draw:name="Forme1" draw:style-name="gr3" draw:text-style-name="P7" svg:width="7.727cm" svg:height="4.79cm" svg:x="7.726cm" svg:y="0.379cm"><text:p text:style-name="P7"><text:span text:style-name="T6"><text:tab/></text:span><text:span text:style-name="T6"><text:tab/></text:span><text:span text:style-name="T6"> <text:s text:c="2"/></text:span><text:span text:style-name="T6"><text:s text:c="3"/></text:span><text:span text:style-name="T6"><text:s/></text:span><text:span text:style-name="T6">B</text:span><text:span text:style-name="T6">a</text:span><text:span text:style-name="T6">n</text:span><text:span text:style-name="T6">q</text:span><text:span text:style-name="T6">u</text:span><text:span text:style-name="T6">e </text:span><text:span text:style-name="T6">d</text:span><text:span text:style-name="T6">a</text:span><text:span text:style-name="T6">t</text:span><text:span text:style-name="T6">a</text:span></text:p><text:p text:style-name="P7"><text:span text:style-name="T6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2" draw:style-name="gr4" draw:text-style-name="P8" svg:width="0.292cm" svg:height="2.7cm" svg:x="8.44cm" svg:y="2.019cm"><text:p/><draw:enhanced-geometry svg:viewBox="0 0 21600 21600" draw:type="rectangle" draw:enhanced-path="M 0 0 L 21600 0 21600 21600 0 21600 0 0 Z N"/></draw:custom-shape><draw:custom-shape draw:name="Forme2_0" draw:style-name="gr4" draw:text-style-name="P8" svg:width="0.292cm" svg:height="2.7cm" svg:x="14.764cm" svg:y="2.019cm"><text:p/><draw:enhanced-geometry svg:viewBox="0 0 21600 21600" draw:type="rectangle" draw:enhanced-path="M 0 0 L 21600 0 21600 21600 0 21600 0 0 Z N"/></draw:custom-shape><draw:custom-shape draw:name="Forme2_1" draw:style-name="gr4" draw:text-style-name="P8" svg:width="0.292cm" svg:height="2.7cm" svg:x="14.076cm" svg:y="2.019cm"><text:p/><draw:enhanced-geometry svg:viewBox="0 0 21600 21600" draw:type="rectangle" draw:enhanced-path="M 0 0 L 21600 0 21600 21600 0 21600 0 0 Z N"/></draw:custom-shape><draw:custom-shape draw:name="Forme2_2" draw:style-name="gr4" draw:text-style-name="P8" svg:width="0.292cm" svg:height="2.7cm" svg:x="13.335cm" svg:y="2.019cm"><text:p/><draw:enhanced-geometry svg:viewBox="0 0 21600 21600" draw:type="rectangle" draw:enhanced-path="M 0 0 L 21600 0 21600 21600 0 21600 0 0 Z N"/></draw:custom-shape><draw:custom-shape draw:name="Forme2_3" draw:style-name="gr4" draw:text-style-name="P8" svg:width="0.292cm" svg:height="2.7cm" svg:x="9.102cm" svg:y="2.072cm"><text:p/><draw:enhanced-geometry svg:viewBox="0 0 21600 21600" draw:type="rectangle" draw:enhanced-path="M 0 0 L 21600 0 21600 21600 0 21600 0 0 Z N"/></draw:custom-shape><draw:custom-shape draw:name="Forme2_4" draw:style-name="gr4" draw:text-style-name="P8" svg:width="0.292cm" svg:height="2.7cm" svg:x="9.737cm" svg:y="2.072cm"><text:p/><draw:enhanced-geometry svg:viewBox="0 0 21600 21600" draw:type="rectangle" draw:enhanced-path="M 0 0 L 21600 0 21600 21600 0 21600 0 0 Z N"/></draw:custom-shape></draw:g><draw:custom-shape draw:name="Forme3" draw:style-name="gr5" svg:width="4.922cm" svg:height="2.488cm" svg:x="1.032cm" svg:y="5.433cm"><text:p><text:tab/>Micro Bank</text:p><draw:enhanced-geometry svg:viewBox="0 0 21600 21600" draw:type="rectangle" draw:enhanced-path="M 0 0 L 21600 0 21600 21600 0 21600 0 0 Z N"/></draw:custom-shape><draw:custom-shape draw:name="Forme4" draw:style-name="gr6" draw:text-style-name="P9" svg:width="3.096cm" svg:height="0.953cm" svg:x="4.392cm" svg:y="4.163cm"><text:p><text:s text:c="2"/>UserRepository</text:p><draw:enhanced-geometry svg:viewBox="0 0 21600 21600" draw:type="rectangle" draw:enhanced-path="M 0 0 L 21600 0 21600 21600 0 21600 0 0 Z N"/></draw:custom-shape><draw:line draw:name="Forme5" draw:style-name="gr7" draw:text-style-name="P10" svg:x1="5.953cm" svg:y1="5.803cm" svg:x2="7.937cm" svg:y2="4.983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$users <text:s/><text:span text:style-name="T3">= $repository→getUser() ;</text:span></text:p>
      <text:p text:style-name="P2"/>
      <text:p text:style-name="P6">$view = <text:span text:style-name="T1">new UserView() ;</text:span></text:p>
      <text:p text:style-name="P1"/>
      <text:p text:style-name="P1">$view→displayUser($repository→getUser())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4">UserVew() <text:s/></text:span><text:span text:style-name="T5">==</text:span></text:p>
      <text:p text:style-name="P1"/>
      <text:p text:style-name="P1">→displayUser()</text:p>
      <text:p text:style-name="P1"/>
      <text:p text:style-name="P1"><text:tab/>modifi<text:span text:style-name="T3">e</text:span> et affiche le HTML ;</text:p>
      <text:p text:style-name="P1"/>
      <text:p text:style-name="P1">echo 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7:52:01.859076180</meta:creation-date>
    <dc:date>2022-03-07T18:12:22.800005567</dc:date>
    <meta:editing-duration>PT7M40S</meta:editing-duration>
    <meta:editing-cycles>1</meta:editing-cycles>
    <meta:document-statistic meta:table-count="0" meta:image-count="0" meta:object-count="0" meta:page-count="1" meta:paragraph-count="14" meta:word-count="42" meta:character-count="318" meta:non-whitespace-character-count="286"/>
    <meta:generator>LibreOffice/6.4.7.2$Linux_X86_64 LibreOffice_project/40$Build-2</meta:generator>
  </office:meta>
</office:document-meta>
</file>